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8.8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3.86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19.12mm"/>
    </style:style>
    <style:style style:name="co12" style:family="table-column">
      <style:table-column-properties fo:break-before="auto" style:column-width="23mm"/>
    </style:style>
    <style:style style:name="co13" style:family="table-column">
      <style:table-column-properties fo:break-before="auto" style:column-width="21.06mm"/>
    </style:style>
    <style:style style:name="co14" style:family="table-column">
      <style:table-column-properties fo:break-before="auto" style:column-width="20.23mm"/>
    </style:style>
    <style:style style:name="co15" style:family="table-column">
      <style:table-column-properties fo:break-before="auto" style:column-width="18.03mm"/>
    </style:style>
    <style:style style:name="co16" style:family="table-column">
      <style:table-column-properties fo:break-before="auto" style:column-width="15.8mm"/>
    </style:style>
    <style:style style:name="co17" style:family="table-column">
      <style:table-column-properties fo:break-before="auto" style:column-width="16.09mm"/>
    </style:style>
    <style:style style:name="co18" style:family="table-column">
      <style:table-column-properties fo:break-before="auto" style:column-width="13.04mm"/>
    </style:style>
    <style:style style:name="co19" style:family="table-column">
      <style:table-column-properties fo:break-before="auto" style:column-width="14.15mm"/>
    </style:style>
    <style:style style:name="co20" style:family="table-column">
      <style:table-column-properties fo:break-before="auto" style:column-width="17.74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6.04mm"/>
    </style:style>
    <style:style style:name="co23" style:family="table-column">
      <style:table-column-properties fo:break-before="auto" style:column-width="27.98mm"/>
    </style:style>
    <style:style style:name="co24" style:family="table-column">
      <style:table-column-properties fo:break-before="auto" style:column-width="31.01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_vo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:.B10])" office:value-type="float" office:value="4.3" calcext:value-type="float">
            <text:p>4,3</text:p>
          </table:table-cell>
          <table:table-cell/>
          <table:table-cell table:formula="of:=AVERAGE([.D1:.D10])" office:value-type="float" office:value="189.9" calcext:value-type="float">
            <text:p>189,9</text:p>
          </table:table-cell>
          <table:table-cell table:formula="of:=[.H1]*[.J1] - [.N1]" office:value-type="float" office:value="10.1" calcext:value-type="float">
            <text:p>10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:.B20])" office:value-type="float" office:value="4.3" calcext:value-type="float">
            <text:p>4,3</text:p>
          </table:table-cell>
          <table:table-cell/>
          <table:table-cell table:formula="of:=AVERAGE([.D11:.D20])" office:value-type="float" office:value="278" calcext:value-type="float">
            <text:p>278</text:p>
          </table:table-cell>
          <table:table-cell table:formula="of:=[.H11]*[.J11] - [.N11]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1:.B30])" office:value-type="float" office:value="5.2" calcext:value-type="float">
            <text:p>5,2</text:p>
          </table:table-cell>
          <table:table-cell/>
          <table:table-cell table:formula="of:=AVERAGE([.D21:.D30])" office:value-type="float" office:value="361.6" calcext:value-type="float">
            <text:p>361,6</text:p>
          </table:table-cell>
          <table:table-cell table:formula="of:=[.H21]*[.J21] - [.N21]" office:value-type="float" office:value="38.4" calcext:value-type="float">
            <text:p>38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olum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31:.B40])" office:value-type="float" office:value="5.3" calcext:value-type="float">
            <text:p>5,3</text:p>
          </table:table-cell>
          <table:table-cell/>
          <table:table-cell table:formula="of:=AVERAGE([.D31:.D40])" office:value-type="float" office:value="471.5" calcext:value-type="float">
            <text:p>471,5</text:p>
          </table:table-cell>
          <table:table-cell table:formula="of:=[.H31]*[.J31] - [.N31]" office:value-type="float" office:value="128.5" calcext:value-type="float">
            <text:p>128,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 volum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41:.B50])" office:value-type="float" office:value="7.1" calcext:value-type="float">
            <text:p>7,1</text:p>
          </table:table-cell>
          <table:table-cell/>
          <table:table-cell table:formula="of:=AVERAGE([.D41:.D50])" office:value-type="float" office:value="194.8" calcext:value-type="float">
            <text:p>194,8</text:p>
          </table:table-cell>
          <table:table-cell table:formula="of:=[.H41]*[.J41] - [.N41]" office:value-type="float" office:value="5.19999999999999" calcext:value-type="float">
            <text:p>5,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51:.B60])" office:value-type="float" office:value="8.2" calcext:value-type="float">
            <text:p>8,2</text:p>
          </table:table-cell>
          <table:table-cell/>
          <table:table-cell table:formula="of:=AVERAGE([.D51:.D60])" office:value-type="float" office:value="292.1" calcext:value-type="float">
            <text:p>292,1</text:p>
          </table:table-cell>
          <table:table-cell table:formula="of:=[.H51]*[.J51] - [.N51]" office:value-type="float" office:value="7.89999999999998" calcext:value-type="float">
            <text:p>7,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tal volum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61:.B70])" office:value-type="float" office:value="8.9" calcext:value-type="float">
            <text:p>8,9</text:p>
          </table:table-cell>
          <table:table-cell/>
          <table:table-cell table:formula="of:=AVERAGE([.D61:.D70])" office:value-type="float" office:value="389" calcext:value-type="float">
            <text:p>389</text:p>
          </table:table-cell>
          <table:table-cell table:formula="of:=[.H61]*[.J61] - [.N61]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 volum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al volum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71:.B80])" office:value-type="float" office:value="9.7" calcext:value-type="float">
            <text:p>9,7</text:p>
          </table:table-cell>
          <table:table-cell/>
          <table:table-cell table:formula="of:=AVERAGE([.D71:.D80])" office:value-type="float" office:value="576.8" calcext:value-type="float">
            <text:p>576,8</text:p>
          </table:table-cell>
          <table:table-cell table:formula="of:=[.H71]*[.J71] - [.N71]" office:value-type="float" office:value="23.2" calcext:value-type="float">
            <text:p>23,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al volum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al volum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al volum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al volum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 volum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 volum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81:.B90])" office:value-type="float" office:value="17.4" calcext:value-type="float">
            <text:p>17,4</text:p>
          </table:table-cell>
          <table:table-cell/>
          <table:table-cell table:formula="of:=AVERAGE([.D81:.D90])" office:value-type="float" office:value="1574.6" calcext:value-type="float">
            <text:p>1574,6</text:p>
          </table:table-cell>
          <table:table-cell table:formula="of:=[.H81]*[.J81] - [.N81]" office:value-type="float" office:value="425.4" calcext:value-type="float">
            <text:p>425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tal volume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91:.B100])" office:value-type="float" office:value="19" calcext:value-type="float">
            <text:p>19</text:p>
          </table:table-cell>
          <table:table-cell/>
          <table:table-cell table:formula="of:=AVERAGE([.D91:.D100])" office:value-type="float" office:value="197.6" calcext:value-type="float">
            <text:p>197,6</text:p>
          </table:table-cell>
          <table:table-cell table:formula="of:=[.H91]*[.J91] - [.N91]" office:value-type="float" office:value="2.40000000000001" calcext:value-type="float">
            <text:p>2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01:.B110])" office:value-type="float" office:value="21.5" calcext:value-type="float">
            <text:p>21,5</text:p>
          </table:table-cell>
          <table:table-cell/>
          <table:table-cell table:formula="of:=AVERAGE([.D101:.D110])" office:value-type="float" office:value="296.2" calcext:value-type="float">
            <text:p>296,2</text:p>
          </table:table-cell>
          <table:table-cell table:formula="of:=[.H101]*[.J101] - [.N101]" office:value-type="float" office:value="3.80000000000001" calcext:value-type="float">
            <text:p>3,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1:.B120])" office:value-type="float" office:value="20.5" calcext:value-type="float">
            <text:p>20,5</text:p>
          </table:table-cell>
          <table:table-cell/>
          <table:table-cell table:formula="of:=AVERAGE([.D111:.D120])" office:value-type="float" office:value="394.1" calcext:value-type="float">
            <text:p>394,1</text:p>
          </table:table-cell>
          <table:table-cell table:formula="of:=[.H111]*[.J111] - [.N111]" office:value-type="float" office:value="5.89999999999998" calcext:value-type="float">
            <text:p>5,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al volume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21:.B130])" office:value-type="float" office:value="23.6" calcext:value-type="float">
            <text:p>23,6</text:p>
          </table:table-cell>
          <table:table-cell/>
          <table:table-cell table:formula="of:=AVERAGE([.D121:.D130])" office:value-type="float" office:value="591.1" calcext:value-type="float">
            <text:p>591,1</text:p>
          </table:table-cell>
          <table:table-cell table:formula="of:=[.H121]*[.J121] - [.N121]" office:value-type="float" office:value="8.89999999999998" calcext:value-type="float">
            <text:p>8,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 volum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 volume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al volum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volume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al volum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volume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al volum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al volume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31:.B140])" office:value-type="float" office:value="34.8" calcext:value-type="float">
            <text:p>34,8</text:p>
          </table:table-cell>
          <table:table-cell/>
          <table:table-cell table:formula="of:=AVERAGE([.D131:.D140])" office:value-type="float" office:value="1931.6" calcext:value-type="float">
            <text:p>1931,6</text:p>
          </table:table-cell>
          <table:table-cell table:formula="of:=[.H131]*[.J131] - [.N131]" office:value-type="float" office:value="68.4000000000001" calcext:value-type="float">
            <text:p>68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tal volume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tal volum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tal volume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tal volum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al volume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tal volume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tal volume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tal volume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tal volum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al volume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41:.B150])" office:value-type="float" office:value="49.2" calcext:value-type="float">
            <text:p>49,2</text:p>
          </table:table-cell>
          <table:table-cell/>
          <table:table-cell table:formula="of:=AVERAGE([.D141:.D150])" office:value-type="float" office:value="3430.9" calcext:value-type="float">
            <text:p>3430,9</text:p>
          </table:table-cell>
          <table:table-cell table:formula="of:=[.H141]*[.J141] - [.N141]" office:value-type="float" office:value="169.1" calcext:value-type="float">
            <text:p>169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tal volume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tal volume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 volume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tal volume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tal volume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otal volume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al volume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tal volume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tal volume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51:.B160])" office:value-type="float" office:value="60.6" calcext:value-type="float">
            <text:p>60,6</text:p>
          </table:table-cell>
          <table:table-cell/>
          <table:table-cell table:formula="of:=AVERAGE([.D151:.D160])" office:value-type="float" office:value="198" calcext:value-type="float">
            <text:p>198</text:p>
          </table:table-cell>
          <table:table-cell table:formula="of:=[.H151]*[.J151] - [.N151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61:.B170])" office:value-type="float" office:value="63.1" calcext:value-type="float">
            <text:p>63,1</text:p>
          </table:table-cell>
          <table:table-cell/>
          <table:table-cell table:formula="of:=AVERAGE([.D161:.D170])" office:value-type="float" office:value="297" calcext:value-type="float">
            <text:p>297</text:p>
          </table:table-cell>
          <table:table-cell table:formula="of:=[.H161]*[.J161] - [.N161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71:.B180])" office:value-type="float" office:value="64.9" calcext:value-type="float">
            <text:p>64,9</text:p>
          </table:table-cell>
          <table:table-cell/>
          <table:table-cell table:formula="of:=AVERAGE([.D171:.D180])" office:value-type="float" office:value="396" calcext:value-type="float">
            <text:p>396</text:p>
          </table:table-cell>
          <table:table-cell table:formula="of:=[.H171]*[.J171] - [.N171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81:.B190])" office:value-type="float" office:value="65.7" calcext:value-type="float">
            <text:p>65,7</text:p>
          </table:table-cell>
          <table:table-cell/>
          <table:table-cell table:formula="of:=AVERAGE([.D181:.D190])" office:value-type="float" office:value="593.7" calcext:value-type="float">
            <text:p>593,7</text:p>
          </table:table-cell>
          <table:table-cell table:formula="of:=[.H181]*[.J181] - [.N181]" office:value-type="float" office:value="6.29999999999995" calcext:value-type="float">
            <text:p>6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tal volume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tal volum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91:.B200])" office:value-type="float" office:value="87.2" calcext:value-type="float">
            <text:p>87,2</text:p>
          </table:table-cell>
          <table:table-cell/>
          <table:table-cell table:formula="of:=AVERAGE([.D191:.D200])" office:value-type="float" office:value="1970.3" calcext:value-type="float">
            <text:p>1970,3</text:p>
          </table:table-cell>
          <table:table-cell table:formula="of:=[.H191]*[.J191] - [.N191]" office:value-type="float" office:value="29.7" calcext:value-type="float">
            <text:p>29,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tal volum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tal volum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tal volum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otal volum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tal volum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tal volum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tal volum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tal volum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tal volum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otal volume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01:.B210])" office:value-type="float" office:value="124.7" calcext:value-type="float">
            <text:p>124,7</text:p>
          </table:table-cell>
          <table:table-cell/>
          <table:table-cell table:formula="of:=AVERAGE([.D201:.D210])" office:value-type="float" office:value="3531.7" calcext:value-type="float">
            <text:p>3531,7</text:p>
          </table:table-cell>
          <table:table-cell table:formula="of:=[.H201]*[.J201] - [.N201]" office:value-type="float" office:value="68.3000000000002" calcext:value-type="float">
            <text:p>68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otal volume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tal volume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otal volume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otal volume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otal volume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tal volume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tal volume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otal volume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otal volume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otal volume</text:p>
          </table:table-cell>
          <table:table-cell office:value-type="float" office:value="15638" calcext:value-type="float">
            <text:p>1563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11:.B220])" office:value-type="float" office:value="410.3" calcext:value-type="float">
            <text:p>410,3</text:p>
          </table:table-cell>
          <table:table-cell/>
          <table:table-cell table:formula="of:=AVERAGE([.D211:.D220])" office:value-type="float" office:value="15789.2" calcext:value-type="float">
            <text:p>15789,2</text:p>
          </table:table-cell>
          <table:table-cell table:formula="of:=[.H211]*[.J211] - [.N211]" office:value-type="float" office:value="4210.8" calcext:value-type="float">
            <text:p>4210,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otal volume</text:p>
          </table:table-cell>
          <table:table-cell office:value-type="float" office:value="15876" calcext:value-type="float">
            <text:p>1587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otal volume</text:p>
          </table:table-cell>
          <table:table-cell office:value-type="float" office:value="15502" calcext:value-type="float">
            <text:p>1550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otal volume</text:p>
          </table:table-cell>
          <table:table-cell office:value-type="float" office:value="15819" calcext:value-type="float">
            <text:p>1581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otal volume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otal volume</text:p>
          </table:table-cell>
          <table:table-cell office:value-type="float" office:value="15495" calcext:value-type="float">
            <text:p>1549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otal volume</text:p>
          </table:table-cell>
          <table:table-cell office:value-type="float" office:value="16270" calcext:value-type="float">
            <text:p>1627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total volume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otal volume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otal volume</text:p>
          </table:table-cell>
          <table:table-cell office:value-type="float" office:value="15386" calcext:value-type="float">
            <text:p>1538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21:.B230])" office:value-type="float" office:value="195.8" calcext:value-type="float">
            <text:p>195,8</text:p>
          </table:table-cell>
          <table:table-cell/>
          <table:table-cell table:formula="of:=AVERAGE([.D221:.D230])" office:value-type="float" office:value="198" calcext:value-type="float">
            <text:p>198</text:p>
          </table:table-cell>
          <table:table-cell table:formula="of:=[.H221]*[.J221] - [.N221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31:.B240])" office:value-type="float" office:value="203.3" calcext:value-type="float">
            <text:p>203,3</text:p>
          </table:table-cell>
          <table:table-cell/>
          <table:table-cell table:formula="of:=AVERAGE([.D231:.D240])" office:value-type="float" office:value="297" calcext:value-type="float">
            <text:p>297</text:p>
          </table:table-cell>
          <table:table-cell table:formula="of:=[.H231]*[.J231] - [.N231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41:.B250])" office:value-type="float" office:value="201.5" calcext:value-type="float">
            <text:p>201,5</text:p>
          </table:table-cell>
          <table:table-cell/>
          <table:table-cell table:formula="of:=AVERAGE([.D241:.D250])" office:value-type="float" office:value="396" calcext:value-type="float">
            <text:p>396</text:p>
          </table:table-cell>
          <table:table-cell table:formula="of:=[.H241]*[.J241] - [.N241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51:.B260])" office:value-type="float" office:value="209.8" calcext:value-type="float">
            <text:p>209,8</text:p>
          </table:table-cell>
          <table:table-cell/>
          <table:table-cell table:formula="of:=AVERAGE([.D251:.D260])" office:value-type="float" office:value="594" calcext:value-type="float">
            <text:p>594</text:p>
          </table:table-cell>
          <table:table-cell table:formula="of:=[.H251]*[.J251] - [.N251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61:.B270])" office:value-type="float" office:value="278.4" calcext:value-type="float">
            <text:p>278,4</text:p>
          </table:table-cell>
          <table:table-cell/>
          <table:table-cell table:formula="of:=AVERAGE([.D261:.D270])" office:value-type="float" office:value="1979.6" calcext:value-type="float">
            <text:p>1979,6</text:p>
          </table:table-cell>
          <table:table-cell table:formula="of:=[.H261]*[.J261] - [.N261]" office:value-type="float" office:value="20.4000000000001" calcext:value-type="float">
            <text:p>20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otal volum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otal volum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otal volume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71:.B280])" office:value-type="float" office:value="353.7" calcext:value-type="float">
            <text:p>353,7</text:p>
          </table:table-cell>
          <table:table-cell/>
          <table:table-cell table:formula="of:=AVERAGE([.D271:.D280])" office:value-type="float" office:value="3556.9" calcext:value-type="float">
            <text:p>3556,9</text:p>
          </table:table-cell>
          <table:table-cell table:formula="of:=[.H271]*[.J271] - [.N271]" office:value-type="float" office:value="43.0999999999999" calcext:value-type="float">
            <text:p>43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otal volume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tal volume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otal volume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otal volume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otal volume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otal volume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otal volume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otal volume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otal volume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tal volume</text:p>
          </table:table-cell>
          <table:table-cell office:value-type="float" office:value="19690" calcext:value-type="float">
            <text:p>1969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81:.B290])" office:value-type="float" office:value="1065.7" calcext:value-type="float">
            <text:p>1065,7</text:p>
          </table:table-cell>
          <table:table-cell/>
          <table:table-cell table:formula="of:=AVERAGE([.D281:.D290])" office:value-type="float" office:value="19691.1" calcext:value-type="float">
            <text:p>19691,1</text:p>
          </table:table-cell>
          <table:table-cell table:formula="of:=[.H281]*[.J281] - [.N281]" office:value-type="float" office:value="308.900000000001" calcext:value-type="float">
            <text:p>308,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total volume</text:p>
          </table:table-cell>
          <table:table-cell office:value-type="float" office:value="19677" calcext:value-type="float">
            <text:p>1967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otal volume</text:p>
          </table:table-cell>
          <table:table-cell office:value-type="float" office:value="19709" calcext:value-type="float">
            <text:p>1970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total volume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otal volume</text:p>
          </table:table-cell>
          <table:table-cell office:value-type="float" office:value="19575" calcext:value-type="float">
            <text:p>1957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total volume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total volume</text:p>
          </table:table-cell>
          <table:table-cell office:value-type="float" office:value="19579" calcext:value-type="float">
            <text:p>1957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otal volume</text:p>
          </table:table-cell>
          <table:table-cell office:value-type="float" office:value="19785" calcext:value-type="float">
            <text:p>1978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otal volume</text:p>
          </table:table-cell>
          <table:table-cell office:value-type="float" office:value="19670" calcext:value-type="float">
            <text:p>1967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total volume</text:p>
          </table:table-cell>
          <table:table-cell office:value-type="float" office:value="19736" calcext:value-type="float">
            <text:p>1973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total volume</text:p>
          </table:table-cell>
          <table:table-cell office:value-type="float" office:value="49680" calcext:value-type="float">
            <text:p>496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91:.B300])" office:value-type="float" office:value="3002.2" calcext:value-type="float">
            <text:p>3002,2</text:p>
          </table:table-cell>
          <table:table-cell/>
          <table:table-cell table:formula="of:=AVERAGE([.D291:.D300])" office:value-type="float" office:value="49577.7" calcext:value-type="float">
            <text:p>49577,7</text:p>
          </table:table-cell>
          <table:table-cell table:formula="of:=[.H291]*[.J291] - [.N291]" office:value-type="float" office:value="13622.3" calcext:value-type="float">
            <text:p>13622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total volume</text:p>
          </table:table-cell>
          <table:table-cell office:value-type="float" office:value="49401" calcext:value-type="float">
            <text:p>49401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total volume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total volume</text:p>
          </table:table-cell>
          <table:table-cell office:value-type="float" office:value="50782" calcext:value-type="float">
            <text:p>50782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total volume</text:p>
          </table:table-cell>
          <table:table-cell office:value-type="float" office:value="48420" calcext:value-type="float">
            <text:p>4842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total volume</text:p>
          </table:table-cell>
          <table:table-cell office:value-type="float" office:value="51937" calcext:value-type="float">
            <text:p>5193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total volume</text:p>
          </table:table-cell>
          <table:table-cell office:value-type="float" office:value="50219" calcext:value-type="float">
            <text:p>5021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total volume</text:p>
          </table:table-cell>
          <table:table-cell office:value-type="float" office:value="48897" calcext:value-type="float">
            <text:p>488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total volume</text:p>
          </table:table-cell>
          <table:table-cell office:value-type="float" office:value="49530" calcext:value-type="float">
            <text:p>4953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total volume</text:p>
          </table:table-cell>
          <table:table-cell office:value-type="float" office:value="48636" calcext:value-type="float">
            <text:p>4863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9:02:07.620603759</dc:date>
    <meta:editing-duration>PT8M37S</meta:editing-duration>
    <meta:editing-cycles>3</meta:editing-cycles>
    <meta:generator>LibreOffice/4.4.5.2$Linux_X86_64 LibreOffice_project/40$Build-2</meta:generator>
    <meta:document-statistic meta:table-count="1" meta:cell-count="3090" meta:object-count="0"/>
  </office:meta>
</office:document-meta>
</file>